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text-autospace="none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line-height="0.423cm" fo:text-align="justify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text-autospace="none"/>
      <style:text-properties fo:font-size="11pt" style:font-size-asian="11pt" style:font-size-complex="11pt"/>
    </style:style>
    <style:style style:name="P7" style:family="paragraph" style:parent-style-name="Standard">
      <style:paragraph-properties fo:line-height="0.423cm"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11pt" style:font-size-asian="11pt" style:font-size-complex="11pt" style:font-weight-complex="bold"/>
    </style:style>
    <style:style style:name="P9" style:family="paragraph" style:parent-style-name="Standard">
      <style:paragraph-properties fo:line-height="0.423cm" fo:text-align="justify" style:justify-single-word="false"/>
      <style:text-properties fo:font-size="11pt" style:font-size-asian="11pt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1" style:family="paragraph" style:parent-style-name="Standard">
      <style:paragraph-properties fo:line-height="0.423cm" fo:text-align="justify" style:justify-single-word="false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fo:line-height="0.423cm" fo:text-align="justify" style:justify-single-word="false"/>
      <style:text-properties fo:color="#0000ff" fo:font-size="11pt" style:font-size-asian="11pt" style:font-size-complex="11pt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Heading_20_2">
      <style:paragraph-properties fo:text-align="justify" style:justify-single-word="false"/>
      <style:text-properties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style:font-weight-complex="bold"/>
    </style:style>
    <style:style style:name="T7" style:family="text">
      <style:text-properties fo:font-size="11pt" fo:font-style="italic" style:font-size-asian="11pt" style:font-style-asian="italic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ize="11pt" fo:font-style="italic" style:font-size-asian="11pt" style:font-style-asian="italic" style:font-size-complex="11pt" style:font-weight-complex="bold"/>
    </style:style>
    <style:style style:name="T10" style:family="text">
      <style:text-properties fo:font-size="11pt" fo:language="en" fo:country="US" style:font-size-asian="11pt" style:font-size-complex="11pt"/>
    </style:style>
    <style:style style:name="T11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2" style:family="text">
      <style:text-properties fo:color="#444444" fo:font-size="11pt" fo:font-weight="normal" style:font-size-asian="11pt" style:font-weight-asian="normal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TimesNewRoman" fo:font-size="12pt" style:font-size-asian="12pt" style:font-name-complex="TimesNewRoman" style:font-size-complex="12pt"/>
    </style:style>
    <style:style style:name="T15" style:family="text">
      <style:text-properties fo:color="#0000ff" fo:font-size="11pt" fo:font-weight="bold" style:font-size-asian="11pt" style:font-weight-asian="bold" style:font-size-complex="11pt"/>
    </style:style>
    <style:style style:name="T16" style:family="text">
      <style:text-properties fo:color="#0000ff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rong_20_Emphasis"><text:span text:style-name="T1">Programa</text:span></text:span></text:p>
      <text:p text:style-name="P1"><text:span text:style-name="Strong_20_Emphasis"><text:span text:style-name="T12">ADM (Obrigatória) - </text:span></text:span><text:span text:style-name="T3">Disciplina: Relações de Trabalho na Administração Pública</text:span></text:p>
      <text:p text:style-name="P3"/>
      <text:p text:style-name="P1"><text:span text:style-name="T3">Objetivos:</text:span><text:span text:style-name="T5"> 1. Estudar e refletir sobre as relações de trabalho no quadro do desenvolvimento das forças produtivas. 2. Abordar e pesquisar sobre a estrutura e organização do trabalho na administração pública, discutindo suas especificidades, dificuldades e propostas.</text:span></text:p>
      <text:p text:style-name="P5"/>
      <text:p text:style-name="P10"/>
      <text:p text:style-name="P4">Semana 1 (1 e 2/03): Apresentação e Introdução ao Curso</text:p>
      <text:p text:style-name="P4"/>
      <text:p text:style-name="P4">I. Aspectos Teóricos e Conceituais sobre a Organização do Trabalho na Sociedade </text:p>
      <text:p text:style-name="P4"/>
      <text:p text:style-name="P4">Semanas 2 e 3 (8, 9, 15, 16 de março): Trabalho e Estrutura Produtiva: abordagens sociológicas </text:p>
      <text:p text:style-name="P11"><text:span text:style-name="T5">- WEBER, Max. A ascese e o espírito do capitalismo. In: </text:span><text:span text:style-name="T8">Weber (1864-1920): Vida e obra</text:span><text:span text:style-name="T5">. São Paulo: Abril. 2° Ed., 1980 (pp. 205 - 235)</text:span></text:p>
      <text:p text:style-name="P11"><text:span text:style-name="T5">- MARX, Karl. Cap. V – Processo de trabalho e processo de produzir mais valia. In: MARX, Karl. </text:span><text:span text:style-name="T8">O Capital</text:span><text:span text:style-name="T5">. Livro Primeiro, São Paulo: Volume I, 9° Edição, 1984 (pp. 201 - 223)</text:span></text:p>
      <text:p text:style-name="P7">- FRIEDMANN, Georges. O trabalho em migalhas: Especialização e lazeres. São Paulo:Perspectiva. 1972 (pp. 113 - 128)</text:p>
      <text:p text:style-name="P11"><text:span text:style-name="T5">- HARVEY, David. </text:span><text:span text:style-name="T8">Condição pós-moderna.</text:span><text:span text:style-name="T5"> São Paulo: Loyola, 1993. (p 121-162).</text:span></text:p>
      <text:p text:style-name="P12"><text:span text:style-name="T5">- ANTUNES, R. </text:span><text:span text:style-name="T8">Os Sentidos do Trabalho</text:span><text:span text:style-name="T5">. São Paulo: Boitempo Editorial, 1999. (cap. 3, 4)</text:span></text:p>
      <text:p text:style-name="Text_20_body"/>
      <text:p text:style-name="Text_20_body">II. As Organizações e a Gestão da Força de Trabalho</text:p>
      <text:p text:style-name="Text_20_body"/>
      <text:p text:style-name="Text_20_body">Semanas 4 e 5 (22, 23, 29, 30 de março): Teorias da Administração e a Gestão das Relações de Trabalho</text:p>
      <text:p text:style-name="Text_20_body">-<text:span text:style-name="T2">WEBER, M.Fundamentos da Organização Burocrática: uma construção do tipo ideal. In: CAMPOS, E. (org.) Sociologia da Burocracia. 3ª edição. Rio de Janeiro: Zahar, 1976 (p.15-28) </text:span></text:p>
      <text:p text:style-name="P11"><text:span text:style-name="T5">- WOOD Jr., T. Fordismo, Toyotismo e Volvismo: os caminhos da indústria em busca do tempo perdido. In: WOOD Jr., T. (c</text:span><text:span text:style-name="T10">oord.)</text:span><text:span text:style-name="T11"> </text:span><text:span text:style-name="T8">Mudança Organizacional. Aprofundando temas atuais em Administração de Empresas</text:span><text:span text:style-name="T5">. São Paulo: Atlas, 1995, (p. 229-248).</text:span></text:p>
      <text:p text:style-name="P11"><text:span text:style-name="T5">- WOOD Jr. T. Configurações Sociais Organizacionais no Brasil: Transições Rupturas e Hibridismo. WOOD Jr., T. (coord.)</text:span><text:span text:style-name="T4"> </text:span><text:span text:style-name="T8">Mudança Organizacional. Aprofundando temas atuais em Administração de Empresas</text:span><text:span text:style-name="T5">. São Paulo: Atlas, 1995.</text:span></text:p>
      <text:p text:style-name="P11"><text:span text:style-name="T5">- WOOD Jr. T. Mudança Organizacional e Transformação da Função Recursos Humanos. WOOD Jr., T. (coord.)</text:span><text:span text:style-name="T4"> </text:span><text:span text:style-name="T8">Mudança Organizacional. Aprofundando temas atuais em Administração de Empresas</text:span><text:span text:style-name="T5">. São Paulo: Atlas, 1995.</text:span></text:p>
      <text:p text:style-name="P11"><text:span text:style-name="T5">- MOTTA, F.C.P.; VASCONCELOS, I.F.F.G.; WOOD Jr. T. O Novo Sentido da Liderança: controle social nas Organizações. In: WOOD Jr., T. (coord.)</text:span><text:span text:style-name="T4"> </text:span><text:span text:style-name="T8">Mudança Organizacional. Aprofundando temas atuais em Administração de Empresas</text:span><text:span text:style-name="T5">. São Paulo: Atlas, 1995, (p. 90-120).</text:span></text:p>
      <text:p text:style-name="P7"/>
      <text:p text:style-name="Text_20_body">Semana 6 <text:s/>(5, 6 de abril): Técnicas da ARH</text:p>
      <text:p text:style-name="P11"><text:span text:style-name="T5">- CHIAVENATTO, I. </text:span><text:span text:style-name="T7">Gerenciando Pessoas: passo decisivo para a administração participativa</text:span><text:span text:style-name="T5">. São Paulo: Makron Books, 1994.(cap.5).</text:span></text:p>
      <text:p text:style-name="P11"><text:span text:style-name="T5">- ANTONY, W.P. Informações de Análise de Cargo. In: WERTHER, W.; DAVIS, K. </text:span><text:span text:style-name="T7">Administração de Pessoal e Recursos Humanos</text:span><text:span text:style-name="T5">. São Paulo: Macgraw-Hill, 1983.</text:span></text:p>
      <text:p text:style-name="P11"><text:span text:style-name="T5">- LEVISON, H. Avaliação de Desempenho. In: WERTHER, W.; DAVIS, K. </text:span><text:span text:style-name="T7">Administração de Pessoal e Recursos Humanos</text:span><text:span text:style-name="T5">. São Paulo: Macgraw-Hill, 1983.</text:span></text:p>
      <text:p text:style-name="P11"><text:span text:style-name="T5">- OBERG, W. Torne a Avaliação de Desempenho Relevante. In: </text:span><text:span text:style-name="T7">Gestão de Pessoas, Não de Pessoal</text:span><text:span text:style-name="T5">.Rio de Janeiro: Campus, 1997.</text:span></text:p>
      <text:h text:style-name="Heading_20_1" text:outline-level="1"/>
      <text:p text:style-name="Text_20_body">Semana 8 e 9 (12, 13, 19, 20 de abril): Reflexões e Debate sobre as Relações de Trabalho</text:p>
      <text:p text:style-name="P1"><text:span text:style-name="T5">- SILVA, F.L.G. </text:span><text:span text:style-name="T7">A Fabrica como Agencia Educativa</text:span><text:span text:style-name="T5">. Araraquara: Laboratório Editorial/FCL – UNESP; São Paulo: Cultura Acadêmica Editora, 2004. (cap. 6).</text:span></text:p>
      <text:p text:style-name="P7">- PAULA, A. P. P. Tragtenberg Revisitado: As Inexoráveis Harmonias Administrativas. In: Encontro Nacional da Associação de Pos Graduação em Administração – ENANPAD, 2000, Anais, Florianópolis, ANPAD, 2000. Disponível em http://www.anpad.org.br/enanpad/2000/dwn/enanpad2000-org-663.pdf. Acesso em 20 de abril de 2009.</text:p>
      <text:p text:style-name="P7">- SILVA, G.A. Gestão do Trabalho e Subjetividade do Trabalhador: um estudo de caso. Revista Urutágua: Maringá, Universidade Estadual do Maringá, n.10, Ag/Nov., 2003. </text:p>
      <text:p text:style-name="P5"><text:soft-page-break/>- DEJOURS, C. Introdução à Psicopatologia do Trabalho. Tempo Social; Revista de Sociologia da USP, São Paulo, 1 (2), 1989 (p.73-103)</text:p>
      <text:p text:style-name="P5">- JACKSON FILHO, J.M. Desenho do Trabalho e Patologia Organizacional: um estudo de caso no serviço público. Revista Produção, v.14, n.3, Set./Dez., 2004 (p.58-66)</text:p>
      <text:p text:style-name="P4"/>
      <text:p text:style-name="P4">Avaliação</text:p>
      <text:p text:style-name="P11"><text:span text:style-name="T6">- Prova Conceitual </text:span><text:span text:style-name="T4">(27/04)</text:span></text:p>
      <text:p text:style-name="P4"/>
      <text:p text:style-name="P4">III. As Relações de Trabalho na Administração Pública: da administração patrimonial à Gerencial </text:p>
      <text:p text:style-name="P4"/>
      <text:p text:style-name="P4">Semana 10 (19, 20, de abril): Primórdios do Serviço Público no Brasil: a confusão entre público e privado</text:p>
      <text:p text:style-name="P1"><text:span text:style-name="T5">- CARVALHO, J.M</text:span><text:span text:style-name="T8">. A Construção da Ordem: a elite política imperial</text:span><text:span text:style-name="T5">. Rio de Janeiro: Editora Campus ltda, 1980. (6)</text:span></text:p>
      <text:p text:style-name="P1"><text:span text:style-name="T5">- PRADO JUNIOR, C. </text:span><text:span text:style-name="T7">Formação no Brasil Contemporâneo</text:span><text:span text:style-name="T5">. São Paulo: Brasiliense; Publifolha, 2000. (coleção grandes nomes do pensamento brasileiro) – (Administração, p.307-346)</text:span></text:p>
      <text:p text:style-name="P1"><text:span text:style-name="T5">- FAORO, R. </text:span><text:span text:style-name="T7">Os Donos do Poder: formação do patronato político brasileiro</text:span><text:span text:style-name="T5">. V.1. São Paulo: Globo, Publifolha, 2000. (coleção grandes nomes do pensamento brasileiro). – (cap. 4 – p.193-199)</text:span></text:p>
      <text:p text:style-name="P5"/>
      <text:h text:style-name="P15" text:outline-level="2">Semana 11 (3, 4 de maio): Burocracia no Brasil: origens, criação do DASP, e elites burocráticas</text:h>
      <text:p text:style-name="P11"><text:span text:style-name="T5">- BENDIX, R. </text:span><text:span text:style-name="T7">Max Weber: um perfil intelectual</text:span><text:span text:style-name="T5">. Brasília: editora universidade de Brasília, 1986 (cap.XIII – Dominação Legal: o Estado Moderno e a Luta pelo Poder)</text:span></text:p>
      <text:p text:style-name="P11"><text:span text:style-name="T5">- CARVALHO, J.M.C</text:span><text:span text:style-name="T8">. A Construção da Ordem: a elite política imperial</text:span><text:span text:style-name="T5">. Rio de Janeiro: Editora Campus ltda, 1980. (cap.6)</text:span></text:p>
      <text:p text:style-name="P12"><text:span text:style-name="T5">- BARIANI, E. DASP: entre a Norma e o Fato.</text:span><text:span text:style-name="T1"> </text:span><text:span text:style-name="T14">Capítulo de tese de doutorado em sociologia pela FCL/UNESP-Araraquara-SP. Disponível em: </text:span><text:span text:style-name="T1"><text:s/></text:span><text:a xlink:type="simple" xlink:href="http://br.monografias.com/trabalhos915/dasp-norma-fato/dasp-norma-fato.pdf"><text:span text:style-name="Internet_20_link"><text:span text:style-name="T14">http://br.monografias.com/trabalhos915/dasp-norma-fato/dasp-norma-fato.pdf</text:span></text:span></text:a><text:span text:style-name="T14">. Acesso em 12 de março de 2010.</text:span></text:p>
      <text:p text:style-name="P2"><text:span text:style-name="T5">- SCHNEIDER. B. R. </text:span><text:span text:style-name="T9">A conexão da Carreira: uma análise comparativa de preferência</text:span></text:p>
      <text:p text:style-name="P2"><text:span text:style-name="T9">insulamento burocrático.</text:span><text:span text:style-name="T4"> </text:span><text:span text:style-name="T5">Revista do Serviço Público: Brasília, ENAP, v.119, n.1, p.9-43, jan/abr. 1995.</text:span></text:p>
      <text:p text:style-name="P2"><text:span text:style-name="T5">- GOUVÊA, G. P. </text:span><text:span text:style-name="T9">Burocracia e Elites Burocráticas</text:span><text:span text:style-name="T7">. </text:span><text:span text:style-name="T5">São Paulo, 1994.</text:span></text:p>
      <text:p text:style-name="P4"/>
      <text:p text:style-name="P4">Semana 12 (10 e 11 de maio): As Mudanças Introduzidas no Serviço Público pela Constituição de 1988 e pela Reforma do Estado </text:p>
      <text:p text:style-name="P11"><text:span text:style-name="T5">BRASIL. Constituição da Republica Federativa do Brasil. (Titulo III - Capitulo VII). Disponível em: </text:span><text:a xlink:type="simple" xlink:href="http://www.senado.gov.br/sf/legislacao/const/"><text:span text:style-name="Internet_20_link"><text:span text:style-name="T5">http://www.senado.gov.br/sf/legislacao/const/</text:span></text:span></text:a></text:p>
      <text:p text:style-name="P7">- BRASIL. Ministério da Administração e Reforma do Estado. Plano Diretor da Reforma do Estado. Brasília,1995.Disponível em: &lt;http://www.bresserpereira.org.br/Documentos/MARE/PlanoDiretor/planodiretor.pdf&gt;</text:p>
      <text:p text:style-name="P2"><text:span text:style-name="T5">- BRESSER PEREIRA, L. C. Uma reforma gerencial da administração pública no Brasil. In: PETRUCCI, V.; SCHWARZ, L. </text:span><text:bookmark-start text:name="OLE_LINK6"/><text:bookmark-start text:name="OLE_LINK5"/><text:span text:style-name="T9">A administração pública gerencial: a reforma de 1995</text:span><text:bookmark-end text:name="OLE_LINK6"/><text:bookmark-end text:name="OLE_LINK5"/><text:span text:style-name="T9">.</text:span><text:span text:style-name="T4"> </text:span><text:span text:style-name="T5">Brasília: ENAP, p.17-62, 1999.</text:span></text:p>
      <text:p text:style-name="P7">- CORREA, I.M. ; AMARAL, V.G. Reformas Pró-Mercado, Rigidez Constitucional e Revisão Judicial: Brasil, Argentina e Uruguai. Brasília, ENAP, v.57, n.2, Abr/Jun, 2006.</text:p>
      <text:p text:style-name="P4"/>
      <text:p text:style-name="P4">Semana 13 (17 e 18 de maio): Organizações e Gestão Pública</text:p>
      <text:p text:style-name="Corpo_20_de_20_texto_20_2"><text:span text:style-name="T13"><text:s/></text:span>- NOGUEIRA, M.A Um Estado para a Sociedade Civil: temas éticos e políticos da gestão democrática. São Paulo: Cortez, 2005. (cap.5 – A hipótese do sofrimento organizacional e a gestão democrática)</text:p>
      <text:p text:style-name="Corpo_20_de_20_texto_20_2">- PAULA, A. P. P. Por uma nova gestão pública. Rio de Janeiro: Editora FGV, 2005</text:p>
      <text:p text:style-name="P2"><text:span text:style-name="T5">- MARTINS, L. </text:span><text:span text:style-name="T9">Reforma da Administração Pública e Cultura no Brasil: uma visão geral.</text:span><text:span text:style-name="T4"> </text:span><text:span text:style-name="T5">Cadernos</text:span></text:p>
      <text:p text:style-name="P6">ENAP: Brasília, ENAP, n.8, 1997.</text:p>
      <text:p text:style-name="P11"><text:span text:style-name="T5">- ARAUJO, L.C.G. </text:span><text:span text:style-name="T7">Mudança Organizacional na Administração Pública Federal Brasileira</text:span><text:span text:style-name="T5">. São Paulo: EAESP/FGV, 1982.</text:span></text:p>
      <text:p text:style-name="P2"><text:span text:style-name="T5">- AIDAR, M.M.; BRISOLA, A.B.; MOTTA, F.C.P. WOOD Jr. T. Cultura Organizacional Brasileira. In: WOOD Jr., T. (coord.)</text:span><text:span text:style-name="T4"> </text:span><text:span text:style-name="T8">Mudança Organizacional. Aprofundando temas atuais em Administração de Empresas</text:span><text:span text:style-name="T5">. São Paulo: Atlas, 1995, (p. 51-73).</text:span></text:p>
      <text:p text:style-name="P6"/>
      <text:p text:style-name="P2"><text:soft-page-break/><text:span text:style-name="T15">Grupo 1:</text:span><text:span text:style-name="T16"> Renato Prandi, Leandro Veiga Ruiz, Felipe Costa Cogo, Pedro Balistieri, Francisco Marteli Matulovic</text:span></text:p>
      <text:p text:style-name="P2"><text:span text:style-name="T15">Grupo 2:</text:span><text:span text:style-name="T16"> Matheus Pereira, Débora Lia, Andressa Dias, Diego Fernandes </text:span></text:p>
      <text:p text:style-name="Corpo_20_de_20_texto_20_2"/>
      <text:p text:style-name="P4">IV. A Organização do Trabalho nas Instituições Públicas (seminários)</text:p>
      <text:p text:style-name="P4"/>
      <text:p text:style-name="P4">Semana 14 (24, 25 de maio): Estrutura e Organização da Administração Pública</text:p>
      <text:p text:style-name="P2"><text:span text:style-name="T5">- EVANS, P. O. </text:span><text:span text:style-name="T9">Estado como problema e solução</text:span><text:span text:style-name="T7">.</text:span><text:span text:style-name="T5"> Lua Nova: Revista de Cultura e Política, São Paulo, CEDEC, n. 28/29, 1993.</text:span> (p.150-156)</text:p>
      <text:p text:style-name="P2"><text:span text:style-name="T5">- TORRES, M.D.F. </text:span><text:span text:style-name="T9">Estado, Democracia e Administração no Brasil</text:span><text:span text:style-name="T7">.</text:span><text:span text:style-name="T5"> Rio de Janeiro:FGV, 2004.</text:span></text:p>
      <text:p text:style-name="P2"><text:span text:style-name="T5">- MARCELINO, G. F. </text:span><text:span text:style-name="T6">Administração pública brasileira: evolução, situação atual e perspectivas</text:span></text:p>
      <text:p text:style-name="P2"><text:span text:style-name="T6">futuras</text:span><text:span text:style-name="T4">. </text:span><text:span text:style-name="T7">Revista do Serviço Público</text:span><text:span text:style-name="T5">: Brasília, ENAP, v.117, n.2, p.105-116, set/dez. 1989.</text:span></text:p>
      <text:p text:style-name="P11"><text:span text:style-name="T5">- OLIVEIRA, C.G. O Servidor Publico Brasileiro: uma tipologia da burocracia. </text:span><text:span text:style-name="T7">Revista do Serviço Público</text:span><text:span text:style-name="T5">: Brasília, ENAP, v.58, n.3, Jul/Set, 2007.</text:span></text:p>
      <text:p text:style-name="P2"><text:span text:style-name="T5">- SIQUEIRA, M.V. ; MENDES, A.M. Gestão de Pessoas no Setor Público e a Reprodução do Discurso do Setor Privado. </text:span><text:bookmark-start text:name="OLE_LINK8"/><text:bookmark-start text:name="OLE_LINK7"/><text:span text:style-name="T7">Revista do Serviço Público</text:span><text:span text:style-name="T5">: Brasília, ENAP, v.60, n.3, Jul/2009.</text:span><text:bookmark-end text:name="OLE_LINK8"/><text:bookmark-end text:name="OLE_LINK7"/></text:p>
      <text:p text:style-name="P11"><text:span text:style-name="T3">- </text:span><text:span text:style-name="T5">Reportagem: Brasil e França Debatem Profissionalização do Serviço Público. </text:span><text:span text:style-name="T7">Revista do Serviço Público</text:span><text:span text:style-name="T5">: Brasília, ENAP, v.60, n.3, Jul/2009.</text:span></text:p>
      <text:p text:style-name="P11"><text:span text:style-name="T5">- Ministério do Planejamento - </text:span><text:a xlink:type="simple" xlink:href="http://www.planejamento.gov.br/secretaria.asp?sec=11"><text:span text:style-name="Internet_20_link"><text:span text:style-name="T5">http://www.planejamento.gov.br/secretaria.asp?sec=11</text:span></text:span></text:a></text:p>
      <text:p text:style-name="P11"><text:span text:style-name="T5">- Organização Internacional do Trabalho - </text:span><text:a xlink:type="simple" xlink:href="http://www.oit.org.br/"><text:span text:style-name="Internet_20_link"><text:span text:style-name="T5">http://www.oit.org.br/</text:span></text:span></text:a></text:p>
      <text:p text:style-name="P11"><text:span text:style-name="T5">- Superior Tribunal de Justiça - </text:span><text:a xlink:type="simple" xlink:href="http://bdjur.stj.gov.br/jspui/"><text:span text:style-name="Internet_20_link"><text:span text:style-name="T5">http://bdjur.stj.gov.br/jspui/</text:span></text:span></text:a></text:p>
      <text:p text:style-name="P11"><text:span text:style-name="T5">- Secretaria de Gestão Pública do Estado de São Paulo: </text:span><text:a xlink:type="simple" xlink:href="http://www.recursoshumanos.sp.gov.br/"><text:span text:style-name="Internet_20_link"><text:span text:style-name="T5">http://www.recursoshumanos.sp.gov.br/</text:span></text:span></text:a></text:p>
      <text:p text:style-name="P7"/>
      <text:p text:style-name="P11"><text:span text:style-name="T15">Grupo 3:</text:span><text:span text:style-name="T16"> Heloísa Fausto Marolde, Natalia de Aquino, Naiara Vieira Fuzari, Jaqueline Montrezor</text:span></text:p>
      <text:p text:style-name="P11"><text:span text:style-name="T15">Grupo 4:</text:span><text:span text:style-name="T16"> Beatriz Pereira, Juliana Mariano, Roberta Gregorin, Natalia Sartorelli</text:span></text:p>
      <text:p text:style-name="P7"/>
      <text:p text:style-name="P4">Semana 15 (31/05 e 01/06): Cargos, Carreiras e Vínculos Empregatícios no Serviço Público</text:p>
      <text:p text:style-name="P7">- Pesquisar sobre os regimes de trabalho na administração pública (legislação)</text:p>
      <text:p text:style-name="P11"><text:span text:style-name="T5">- Ministério do Planejamento - </text:span><text:a xlink:type="simple" xlink:href="http://www.planejamento.gov.br/secretaria.asp?sec=11"><text:span text:style-name="Internet_20_link"><text:span text:style-name="T5">http://www.planejamento.gov.br/secretaria.asp?sec=11</text:span></text:span></text:a></text:p>
      <text:p text:style-name="P11"><text:span text:style-name="T5">- Organização Internacional do Trabalho - </text:span><text:a xlink:type="simple" xlink:href="http://www.oit.org.br/"><text:span text:style-name="Internet_20_link"><text:span text:style-name="T5">http://www.oit.org.br/</text:span></text:span></text:a></text:p>
      <text:p text:style-name="P2"><text:span text:style-name="T5">- LOUREIRO, M. R.; ABRUCIO, F. L.; ROSA, C. A. </text:span><text:span text:style-name="T6">Radiografia da alta burocracia federal brasileira: o caso do Ministério da Fazenda. </text:span><text:span text:style-name="T7">Revista do Serviço Público:</text:span><text:span text:style-name="T5"> Brasília, ENAP, v.49, n.4, p.46-81, out/dez. 1998.</text:span></text:p>
      <text:p text:style-name="P2"><text:span text:style-name="T5">- MARCONI, N. </text:span><text:span text:style-name="T6">A evolução do perfil da força de trabalho e das remunerações nos setores público e privado ao longo da década de 1990</text:span><text:span text:style-name="T5">. </text:span><text:span text:style-name="T7">Revista do Serviço Público</text:span><text:span text:style-name="T5">: Brasília, ENAP, v.54,</text:span><text:span text:style-name="T9"> </text:span><text:span text:style-name="T5">n.1, jan/mar. 2003.</text:span></text:p>
      <text:p text:style-name="P2"><text:span text:style-name="T5">- AZEVEDO, C. B.; LOUREIRO, M. R. </text:span><text:span text:style-name="T6">Carreiras públicas em uma ordem democrática: entre os modelos burocráticos e gerencial.</text:span><text:span text:style-name="T4"> </text:span><text:span text:style-name="T7">Revista do Serviço Público</text:span><text:span text:style-name="T5">: Brasília, ENAP, v.54, n.1, 2003.</text:span></text:p>
      <text:p text:style-name="P2"><text:span text:style-name="T5">- SANTOS, L. A. Burocracia Profissional e a Livre Nomeação para Cargos de Confiança. </text:span><text:span text:style-name="T7">Revista do Serviço Público</text:span><text:span text:style-name="T5">: Brasília, ENAP, v.60, n.1, Jan/Mar, 2009.</text:span></text:p>
      <text:p text:style-name="P11"><text:span text:style-name="T5">- Superior Tribunal de Justiça - </text:span><text:a xlink:type="simple" xlink:href="http://bdjur.stj.gov.br/jspui/"><text:span text:style-name="Internet_20_link"><text:span text:style-name="T5">http://bdjur.stj.gov.br/jspui/</text:span></text:span></text:a></text:p>
      <text:p text:style-name="P2"><text:span text:style-name="T5">- Ministério do Trabalho - </text:span><text:a xlink:type="simple" xlink:href="http://www.mte.gov.br/legislacao/"><text:span text:style-name="Internet_20_link"><text:span text:style-name="T5">http://www.mte.gov.br/legislacao/</text:span></text:span></text:a></text:p>
      <text:p text:style-name="P2"><text:span text:style-name="T5">- Lei n. 8112/90 - </text:span><text:a xlink:type="simple" xlink:href="http://www3.dataprev.gov.br/SISLEX/paginas/42/1990/8112.htm"><text:span text:style-name="Internet_20_link"><text:span text:style-name="T5">http://www3.dataprev.gov.br/SISLEX/paginas/42/1990/8112.htm</text:span></text:span></text:a></text:p>
      <text:p text:style-name="P6"/>
      <text:p text:style-name="P2"><text:span text:style-name="T15">Grupo5:</text:span><text:span text:style-name="T16"> Ricardo Seixas Lisboa, Jaqueline Rodrigues da Silva, Felipe Cesar Andrade, Vitor de Matos Bueno, Renato Sarraf</text:span></text:p>
      <text:p text:style-name="P2"><text:span text:style-name="T15">Grupo 6:</text:span><text:span text:style-name="T16"> Claudio Robert Perini, Daniel Nagata da Cruz, Gabriel de Paiva Spolzino, Matheus Mazelli, Matheus Fernandes </text:span></text:p>
      <text:p text:style-name="P8"/>
      <text:p text:style-name="P4">Semana 16 (7 e 8 de junho): Seleção, Treinamento, e Avaliação de Desempenho no Serviço Público</text:p>
      <text:p text:style-name="P7">- estudos de caso. (editais de concurso, propostas de treinamento, tipos de avaliação de desempenho)</text:p>
      <text:p text:style-name="P11"><text:span text:style-name="T5">- Ministério do Planejamento - </text:span><text:a xlink:type="simple" xlink:href="http://www.planejamento.gov.br/secretaria.asp?sec=11"><text:span text:style-name="Internet_20_link"><text:span text:style-name="T5">http://www.planejamento.gov.br/secretaria.asp?sec=11</text:span></text:span></text:a></text:p>
      <text:p text:style-name="P11"><text:span text:style-name="T5">- Organização Internacional do Trabalho - </text:span><text:a xlink:type="simple" xlink:href="http://www.oit.org.br/"><text:span text:style-name="Internet_20_link"><text:span text:style-name="T5">http://www.oit.org.br/</text:span></text:span></text:a></text:p>
      <text:p text:style-name="P11"><text:span text:style-name="T5">- Certificação de Competências Profissionais: analise qualitativa do trabalho, avaliação de certificação e competências. Referenciais Metodológicos (Reedição). Brasília: OIT, 2002. Disponível em: <text:s/></text:span><text:a xlink:type="simple" xlink:href="http://www.oit.org.br/info/download/publ/oit_certificacao_analise_referenciais.pdf"><text:span text:style-name="Internet_20_link"><text:span text:style-name="T5">http://www.oit.org.br/info/download/publ/oit_certificacao_analise_referenciais.pdf</text:span></text:span></text:a></text:p>
      <text:p text:style-name="P11"><text:span text:style-name="T5">- RAMMINGER, T. ; NARDI, H.C. Saúde do Trabalhador: um (não) olhar sobre o servidor público. </text:span><text:span text:style-name="T7">Revista do Serviço Público</text:span><text:span text:style-name="T5">: Brasília, ENAP, v.58, n.2, Abr/Jun, 2007.</text:span></text:p>
      <text:p text:style-name="P2"><text:soft-page-break/><text:span text:style-name="T5">- BARBOSA, L. </text:span><text:span text:style-name="T6">Meritocracia à brasileira: o que é desempenho no Brasil?</text:span><text:span text:style-name="T4"> </text:span><text:bookmark-start text:name="OLE_LINK3"/><text:bookmark-start text:name="OLE_LINK4"/><text:span text:style-name="T7">Revista do Serviço</text:span></text:p>
      <text:p text:style-name="P2"><text:span text:style-name="T7">Público</text:span><text:span text:style-name="T5">: Brasília, ENAP, v.120, n.3, p.59-102, set/dez, 1996.</text:span><text:bookmark-end text:name="OLE_LINK3"/><text:bookmark-end text:name="OLE_LINK4"/></text:p>
      <text:p text:style-name="P11"><text:span text:style-name="T5">- FREITAS V.P. et Al. Mensuração de Desempenho em Organizações Públicas: o caso da secretaria da fazenda</text:span><text:span text:style-name="T7"> </text:span><text:bookmark-start text:name="OLE_LINK10"/><text:bookmark-start text:name="OLE_LINK9"/><text:span text:style-name="T7">Revista do Serviço Público</text:span><text:span text:style-name="T5">: Brasília, ENAP, v.60, n.3, Jul/2009.</text:span><text:bookmark-end text:name="OLE_LINK10"/><text:bookmark-end text:name="OLE_LINK9"/></text:p>
      <text:p text:style-name="P11"><text:span text:style-name="T5">- CHAVES, A.C.A. ; THOMAZ, A.C.F. Gestão Pública e Pesquisa Operacional: Avaliação de Desempenho em Agencias da Previdência.</text:span><text:span text:style-name="T7"> Revista do Serviço Público</text:span><text:span text:style-name="T5">: Brasília, ENAP, v.59, n.2, Abr/Jun, 2008.</text:span></text:p>
      <text:p text:style-name="P11"><text:span text:style-name="T5">- WLOC, F. </text:span><text:span text:style-name="T7">O Principio Constitucional da Eficiência Administração Pública e a Avaliação de Desempenho de seus Servidores</text:span><text:span text:style-name="T5">. 169f. Dissertação (Mestrado em Ciência Jurídica), Universidade do vale de Itajaí, Itajaí – SC, 2006. (cap. 4)</text:span></text:p>
      <text:p text:style-name="P11"><text:span text:style-name="T5">- AMARAL, H.K. Desenvolvimento de Competências na Administração Pública Brasileira. </text:span><text:span text:style-name="T7">Revista do Serviço Público</text:span><text:span text:style-name="T5">: Brasília, ENAP, v.57, n.4, Out/Dez, 2006.</text:span></text:p>
      <text:p text:style-name="P11"><text:span text:style-name="T5">- Superior Tribunal de Justiça - </text:span><text:a xlink:type="simple" xlink:href="http://bdjur.stj.gov.br/jspui/"><text:span text:style-name="Internet_20_link"><text:span text:style-name="T5">http://bdjur.stj.gov.br/jspui/</text:span></text:span></text:a></text:p>
      <text:p text:style-name="P2"><text:span text:style-name="T5">- Lei n. 8112/90 - </text:span><text:a xlink:type="simple" xlink:href="http://www3.dataprev.gov.br/SISLEX/paginas/42/1990/8112.htm"><text:span text:style-name="Internet_20_link"><text:span text:style-name="T5">http://www3.dataprev.gov.br/SISLEX/paginas/42/1990/8112.htm</text:span></text:span></text:a></text:p>
      <text:p text:style-name="P7"/>
      <text:p text:style-name="P11"><text:span text:style-name="T15">Grupo 7:</text:span><text:span text:style-name="T16"> Gabriela Vieira, Lívia Kuniyoshi, Rafael dos Santos, Daniel Busatto</text:span></text:p>
      <text:p text:style-name="P11"><text:span text:style-name="T15">Grupo 8:</text:span><text:span text:style-name="T16"> Andre Sanches, Viviane Broetto, Caroline Favaro, Wilson Caldeira, Bruno Fonseca</text:span></text:p>
      <text:p text:style-name="P7"/>
      <text:p text:style-name="P4">Semana 17 (14, 15 de Junho): Formação na Administração Pública e Escolas de Governo</text:p>
      <text:p text:style-name="P11"><text:span text:style-name="T5">- pesquisar quais são as escolas de governo e suas abordagens em relação ao setor publico.</text:span><text:span text:style-name="T3"> </text:span><text:a xlink:type="simple" xlink:href="http://www.enap.gov.br/"><text:span text:style-name="Internet_20_link"><text:span text:style-name="T3">www.enap.gov.br</text:span></text:span></text:a><text:span text:style-name="T3">, </text:span><text:a xlink:type="simple" xlink:href="http://www.fundap.sp.gov.br/"><text:span text:style-name="Internet_20_link"><text:span text:style-name="T3">www.fundap.sp.gov.br</text:span></text:span></text:a><text:span text:style-name="T3">, </text:span><text:a xlink:type="simple" xlink:href="http://www.cepam.sp.gov.br/"><text:span text:style-name="Internet_20_link"><text:span text:style-name="T3">www.cepam.sp.gov.br</text:span></text:span></text:a><text:span text:style-name="T3">, </text:span><text:a xlink:type="simple" xlink:href="http://www.oficinamunicipal.org.br/"><text:span text:style-name="Internet_20_link"><text:span text:style-name="T3">www.oficinamunicipal.org.br</text:span></text:span></text:a></text:p>
      <text:p text:style-name="P9">- PACHECO, R.S. Escolas de Governo Tendencias e Desafios – ENAP-Brasil e perspectiva comparada. </text:p>
      <text:p text:style-name="P2"><text:span text:style-name="T7">Revista do Serviço Público</text:span><text:span text:style-name="T5">: Brasília, ENAP, v.51, n.2, ab/jun, 2000.</text:span></text:p>
      <text:p text:style-name="P9">- CARNEIRO, J. M. B. e AMORIM, Alexandre. Escolas de Governo e Gestão Municipal. São Paulo: Oficina Municipal e Fundação Konrad Adenauer, 2003</text:p>
      <text:p text:style-name="P7">- NOGUEIRA, M.A. Um Estado para a Sociedade Civil: temas éticos e políticos da gestão democrática. São Paulo: Cortez, 2005. (cap.4)</text:p>
      <text:p text:style-name="P7"/>
      <text:p text:style-name="P11"><text:span text:style-name="T15">Grupo 9:</text:span><text:span text:style-name="T16"> Hugo de Oliveira, Felipe Kopanakis, Mayara Zanutto, Sofia Fagundes</text:span></text:p>
      <text:p text:style-name="P11"><text:span text:style-name="T15">Grupo 10:</text:span><text:span text:style-name="T16"> Erik Teixeira, Eduardo Daroz filho, Felipe Porto Sticca, Matheus Longo Nishikawa</text:span></text:p>
      <text:p text:style-name="P13"/>
      <text:p text:style-name="P4">Semana 18 (21 e 22 Junho): Avaliação do Curso e Entrega dos Trabalhos Escritos</text:p>
      <text:p text:style-name="P4"/>
      <text:p text:style-name="P4">Semanas 19 (28, 29 de Junho): Devolutiva das avaliações e Avaliação de Recuperação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line-height="0.423cm"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423cm" fo:text-align="justify" style:justify-single-word="false" fo:keep-with-next="always"/>
      <style:text-properties fo:font-size="11pt" fo:font-weight="bold" style:font-size-asian="11pt" style:font-weight-asian="bold" style:font-size-complex="11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Corpo_20_de_20_texto_20_2" style:display-name="Corpo de texto 2" style:family="paragraph" style:parent-style-name="Standard">
      <style:paragraph-properties fo:line-height="0.423cm" fo:text-align="justify" style:justify-single-word="false"/>
      <style:text-properties fo:font-size="11pt" style:font-size-asian="11pt" style:font-size-complex="11pt" style:font-weight-complex="bold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61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mana 1 (06 e 07 de agosto) apresentação e introdução ao tema</dc:title>
    <meta:initial-creator>Cris</meta:initial-creator>
    <meta:creation-date>2010-06-01T15:07:00</meta:creation-date>
    <dc:creator>marcia</dc:creator>
    <dc:date>2010-06-01T15:11:00</dc:date>
    <meta:print-date>2010-03-02T18:14:00</meta:print-date>
    <meta:editing-cycles>3</meta:editing-cycles>
    <meta:editing-duration>PT00H01M00S</meta:editing-duration>
    <meta:document-statistic meta:table-count="0" meta:image-count="0" meta:object-count="0" meta:page-count="4" meta:paragraph-count="111" meta:word-count="1930" meta:character-count="13395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